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3">
      <style:paragraph-properties>
        <style:tab-stops>
          <style:tab-stop style:position="6.5311in" style:type="right" style:leader-style="dotted" style:leader-text="."/>
        </style:tab-stops>
      </style:paragraph-properties>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485cc" style:font-weight-asian="bold" style:font-weight-complex="bold"/>
    </style:style>
    <style:style style:name="T8" style:family="text">
      <style:text-properties officeooo:rsid="002477cb"/>
    </style:style>
    <style:style style:name="T9" style:family="text">
      <style:text-properties officeooo:rsid="002485cc"/>
    </style:style>
    <style:style style:name="T10" style:family="text">
      <style:text-properties fo:font-style="normal" style:font-style-asian="normal" style:font-style-complex="normal"/>
    </style:style>
    <style:style style:name="T11" style:family="text">
      <style:text-properties fo:font-style="normal" officeooo:rsid="002485cc" style:font-style-asian="normal" style:font-style-complex="normal"/>
    </style:style>
    <style:style style:name="T12" style:family="text">
      <style:text-properties fo:font-style="normal" officeooo:rsid="0025e4d2" style:font-style-asian="normal" style:font-style-complex="normal"/>
    </style:style>
    <style:style style:name="T13" style:family="text">
      <style:text-properties fo:font-style="normal" fo:font-weight="bold" officeooo:rsid="002485cc"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25e4d2"/>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5-15T18:03:20.012098462">May 15,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12_4257110712" text:style-name="Index_20_Link" text:visited-style-name="Index_20_Link">Introduction<text:tab/>1</text:a></text:p>
          <text:p text:style-name="P1"><text:a xlink:type="simple" xlink:href="#__RefHeading___Toc114_4257110712" text:style-name="Index_20_Link" text:visited-style-name="Index_20_Link">The ROM Image<text:tab/>1</text:a></text:p>
          <text:p text:style-name="P1"><text:a xlink:type="simple" xlink:href="#__RefHeading___Toc116_4257110712" text:style-name="Index_20_Link" text:visited-style-name="Index_20_Link">Using The Monitor<text:tab/>1</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 ROM created from th<text:span text:style-name="T15">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5">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5">any configuration</text:span>.</text:p>
      <text:p text:style-name="P5"/>
      <text:p text:style-name="P8">Note that the AT28C16 <text:span text:style-name="T15">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text:span></text:p>
      <text:p text:style-name="P2"/>
      <text:p text:style-name="P13">Note that while the ROM is enabled by the sysport, <text:span text:style-name="T8">L</text:span>ow memory address <text:span text:style-name="T8">contain the</text:span> ROM contents <text:span text:style-name="T8">and are not writeable</text:span>. The exact boundary between ROM and RAM depends on the model. Also, the Kaypro II and IV models map the video RAM into <text:span text:style-name="T8">addresses</text:span> 3000-3<text:span text:style-name="T8">BFF.</text:span> <text:span text:style-name="T8">In order to access the RAM at low addresses, a special program must be used to transfer control into high memory and update the sysport to turn off ROM (and video RAM).</text:span></text:p>
      <text:p text:style-name="P2"/>
      <text:p text:style-name="P7">The command ‘?’ will print a brief list of commands with some help text.</text:p>
      <text:p text:style-name="P7"/>
      <text:p text:style-name="P8">The following commands are implemented:</text:p>
      <text:p text:style-name="P8"/>
      <text:p text:style-name="P10"><text:soft-page-break/><text:span text:style-name="T6">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6">S</text:span> <text:span text:style-name="T4">start</text:span></text:p>
      <text:p text:style-name="P9">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6">G</text:span> <text:span text:style-name="T4">start</text:span></text:p>
      <text:p text:style-name="P9">Go (jump) to <text:span text:style-name="T4">start</text:span> and begin executing the code there. <text:span text:style-name="T8">If the code executes any RST instruction, control will be returned to the monitor, where the message “*** RST” and the calling address (after the RST instruction) will be printed. </text:span><text:span text:style-name="T9">No registers are saved and the code may not be resumed.</text:span></text:p>
      <text:p text:style-name="P12"/>
      <text:p text:style-name="P15"><text:span text:style-name="T7">F</text:span> <text:span text:style-name="T4">start</text:span> <text:span text:style-name="T4">end </text:span><text:span text:style-name="T5">data</text:span></text:p>
      <text:p text:style-name="P14"><text:span text:style-name="T9">Fill</text:span> memory <text:span text:style-name="T9">with the byte </text:span><text:span text:style-name="T5">data</text:span><text:span text:style-name="T11"> repeated throughout the range</text:span>.</text:p>
      <text:p text:style-name="P16"/>
      <text:p text:style-name="P15"><text:span text:style-name="T7">M</text:span> <text:span text:style-name="T4">start</text:span> <text:span text:style-name="T4">end </text:span><text:span text:style-name="T5">dest</text:span></text:p>
      <text:p text:style-name="P14"><text:span text:style-name="T9">Move a block of</text:span> memory. <text:span text:style-name="T9">If </text:span><text:span text:style-name="T4">start</text:span> <text:span text:style-name="T4">end</text:span><text:span text:style-name="T10"> </text:span><text:span text:style-name="T11">overlaps with </text:span><text:span text:style-name="T5">dest</text:span><text:span text:style-name="T11"> then the results are undefined.</text:span></text:p>
      <text:p text:style-name="P16"/>
      <text:p text:style-name="P15"><text:span text:style-name="T7">I</text:span> <text:span text:style-name="T5">port </text:span><text:span text:style-name="T13">[</text:span> <text:span text:style-name="T5">num </text:span><text:span text:style-name="T13">]</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14">and</text:span><text:span text:style-name="T3"> </text:span><text:span text:style-name="T4">num</text:span><text:span text:style-name="T10"> are hexadecimal. </text:span><text:span text:style-name="T12">There is no delay between inputs, other than the time it takes to print the value in hex.</text:span></text:p>
      <text:p text:style-name="P16"/>
      <text:p text:style-name="P15"><text:span text:style-name="T7">O</text:span> <text:span text:style-name="T5">port</text:span> <text:span text:style-name="T5">data </text:span><text:span text:style-name="T13">[</text:span><text:span text:style-name="T4"> ...</text:span><text:span text:style-name="T5"> </text:span><text:span text:style-name="T13">]</text:span></text:p>
      <text:p text:style-name="P14"><text:span text:style-name="T9">Output </text:span><text:span text:style-name="T5">data</text:span> <text:span text:style-name="T9">to </text:span><text:span text:style-name="T5">port</text:span><text:span text:style-name="T11">. If more than one data bytes are given, then those values are successively output to </text:span><text:span text:style-name="T5">port</text:span><text:span text:style-name="T11">. </text:span><text:span text:style-name="T12">There is no delay between outputs, other than the time it takes to parse the next value.</text:span></text:p>
      <text:p text:style-name="P16"/>
      <text:p text:style-name="P15"><text:span text:style-name="T7">V</text:span></text:p>
      <text:p text:style-name="P17">Display the ROM version. This just prints the ROM signon message again, which contains the ver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15T18:03:19.861172844</dc:date>
    <meta:editing-duration>PT10M42S</meta:editing-duration>
    <meta:editing-cycles>3</meta:editing-cycles>
    <meta:generator>LibreOffice/7.3.7.2$Linux_X86_64 LibreOffice_project/30$Build-2</meta:generator>
    <meta:document-statistic meta:table-count="0" meta:image-count="0" meta:object-count="0" meta:page-count="2" meta:paragraph-count="32" meta:word-count="753" meta:character-count="4240" meta:non-whitespace-character-count="3519"/>
  </office:meta>
</office:document-meta>
</file>